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0270" officeooo:paragraph-rsid="00180270"/>
    </style:style>
    <style:style style:name="T1" style:family="text">
      <style:text-properties officeooo:rsid="0019c2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 – Introduction/Business problem</text:p>
      <text:p text:style-name="P1"><text:tab/>Design a recommendation system that will recommend neighborhoods in the city of São Paulo to a user based on the users income, cultural preferences and a known neighborhood of his liking.</text:p>
      <text:p text:style-name="P1"><text:tab/><text:span text:style-name="T1">The target of this project are people who are moving to São Paulo to start a career or university and feel overwhelmed by the size of the city, and also people who are considering moving to a cheaper neighborhood but would like to maintain the cultural experience of its current enviroment.</text:span></text:p>
      <text:p text:style-name="P1"/>
      <text:p text:style-name="P1">2 – Data bases</text:p>
      <text:p text:style-name="P1"><text:tab/>This project will use data from the Foursquare API to identify each neighborhood profile and the Brazilian census data to establish a neigborhood economic profile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06T07:21:08.710828478</meta:creation-date>
    <dc:date>2020-05-06T07:34:00.588515382</dc:date>
    <meta:editing-duration>PT12M52S</meta:editing-duration>
    <meta:editing-cycles>3</meta:editing-cycles>
    <meta:generator>LibreOffice/6.3.5.2$Linux_X86_64 LibreOffice_project/30$Build-2</meta:generator>
    <meta:document-statistic meta:table-count="0" meta:image-count="0" meta:object-count="0" meta:page-count="1" meta:paragraph-count="5" meta:word-count="113" meta:character-count="690" meta:non-whitespace-character-count="577"/>
  </office:meta>
</office:document-meta>
</file>